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fo:font-weight="normal" officeooo:rsid="0024e127" officeooo:paragraph-rsid="0024e127" style:font-size-asian="11pt" style:font-weight-asian="normal" style:font-size-complex="11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his is just text for data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2T10:27:49.749347024</meta:creation-date>
    <dc:date>2020-02-07T11:09:28.801741952</dc:date>
    <meta:editing-duration>PT17M46S</meta:editing-duration>
    <meta:editing-cycles>4</meta:editing-cycles>
    <meta:generator>LibreOffice/6.3.4.2$Linux_X86_64 LibreOffice_project/30$Build-2</meta:generator>
    <meta:document-statistic meta:table-count="0" meta:image-count="0" meta:object-count="0" meta:page-count="1" meta:paragraph-count="1" meta:word-count="1062" meta:character-count="4779" meta:non-whitespace-character-count="3717"/>
  </office:meta>
</office:document-meta>
</file>